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8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.1189in" style:writing-mode="page"/>
    </style:style>
    <style:style style:name="ce3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.2374in" style:writing-mode="page"/>
    </style:style>
    <style:style style:name="ce4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.3563in" style:writing-mode="page"/>
    </style:style>
    <style:style style:name="ce5" style:family="table-cell" style:parent-style-name="Default" style:data-style-name="N13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.4752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8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lice LUTs</text:p>
          </table:table-cell>
          <table:table-cell table:style-name="Default" office:value-type="string" calcext:value-type="string">
            <text:p>Slice Registers</text:p>
          </table:table-cell>
          <table:table-cell table:style-name="Default" office:value-type="string" calcext:value-type="string">
            <text:p>F7 Muxes</text:p>
          </table:table-cell>
          <table:table-cell table:style-name="Default" office:value-type="string" calcext:value-type="string">
            <text:p>F8 Muxes</text:p>
          </table:table-cell>
          <table:table-cell table:style-name="Default" office:value-type="string" calcext:value-type="string">
            <text:p>Slice</text:p>
          </table:table-cell>
          <table:table-cell table:style-name="Default" office:value-type="string" calcext:value-type="string">
            <text:p>LUT as Logic</text:p>
          </table:table-cell>
          <table:table-cell table:style-name="Default" office:value-type="string" calcext:value-type="string">
            <text:p>LUT as Memory</text:p>
          </table:table-cell>
          <table:table-cell table:style-name="Default" office:value-type="string" calcext:value-type="string">
            <text:p>Block RAM Tile</text:p>
          </table:table-cell>
          <table:table-cell table:style-name="Default" office:value-type="string" calcext:value-type="string">
            <text:p>DSPs</text:p>
          </table:table-cell>
          <table:table-cell table:style-name="Default" office:value-type="string" calcext:value-type="string">
            <text:p>Bonded IOB</text:p>
          </table:table-cell>
          <table:table-cell table:style-name="Default" office:value-type="string" calcext:value-type="string">
            <text:p>Bonded IPADs</text:p>
          </table:table-cell>
          <table:table-cell table:style-name="Default" office:value-type="string" calcext:value-type="string">
            <text:p>Bonded IOPADs</text:p>
          </table:table-cell>
          <table:table-cell table:style-name="Default" office:value-type="string" calcext:value-type="string">
            <text:p>PHY_CONTROL</text:p>
          </table:table-cell>
          <table:table-cell table:style-name="Default" office:value-type="string" calcext:value-type="string">
            <text:p>PHASER_REF</text:p>
          </table:table-cell>
          <table:table-cell table:style-name="Default" office:value-type="string" calcext:value-type="string">
            <text:p>OUT_FIFO</text:p>
          </table:table-cell>
          <table:table-cell table:style-name="Default" office:value-type="string" calcext:value-type="string">
            <text:p>IN_FIFO</text:p>
          </table:table-cell>
          <table:table-cell table:style-name="Default" office:value-type="string" calcext:value-type="string">
            <text:p>IDELAYCTRL</text:p>
          </table:table-cell>
          <table:table-cell table:style-name="Default" office:value-type="string" calcext:value-type="string">
            <text:p>IBUFDS</text:p>
          </table:table-cell>
          <table:table-cell table:style-name="Default" office:value-type="string" calcext:value-type="string">
            <text:p>PHASER_OUT/PHASER_OUT_PHY</text:p>
          </table:table-cell>
          <table:table-cell table:style-name="Default" office:value-type="string" calcext:value-type="string">
            <text:p>PHASER_IN/PHASER_IN_PHY</text:p>
          </table:table-cell>
          <table:table-cell table:style-name="Default" office:value-type="string" calcext:value-type="string">
            <text:p>IDELAYE2/IDELAYE2_FINEDELAY</text:p>
          </table:table-cell>
          <table:table-cell table:style-name="Default" office:value-type="string" calcext:value-type="string">
            <text:p>ILOGIC</text:p>
          </table:table-cell>
          <table:table-cell table:style-name="Default" office:value-type="string" calcext:value-type="string">
            <text:p>OLOGIC</text:p>
          </table:table-cell>
          <table:table-cell table:style-name="Default" office:value-type="string" calcext:value-type="string">
            <text:p>BUFGCTRL</text:p>
          </table:table-cell>
          <table:table-cell table:style-name="Default" office:value-type="string" calcext:value-type="string">
            <text:p>BUFIO</text:p>
          </table:table-cell>
          <table:table-cell table:style-name="Default" office:value-type="string" calcext:value-type="string">
            <text:p>MMCME2_ADV</text:p>
          </table:table-cell>
          <table:table-cell table:style-name="Default" office:value-type="string" calcext:value-type="string">
            <text:p>PLLE2_ADV</text:p>
          </table:table-cell>
          <table:table-cell table:style-name="Default" office:value-type="string" calcext:value-type="string">
            <text:p>BUFMRCE</text:p>
          </table:table-cell>
          <table:table-cell table:style-name="Default" office:value-type="string" calcext:value-type="string">
            <text:p>BUFHCE</text:p>
          </table:table-cell>
          <table:table-cell table:style-name="Default" office:value-type="string" calcext:value-type="string">
            <text:p>BUFR</text:p>
          </table:table-cell>
          <table:table-cell table:style-name="Default" office:value-type="string" calcext:value-type="string">
            <text:p>BSCANE2</text:p>
          </table:table-cell>
          <table:table-cell table:style-name="Default" office:value-type="string" calcext:value-type="string">
            <text:p>CAPTUREE2</text:p>
          </table:table-cell>
          <table:table-cell table:style-name="Default" office:value-type="string" calcext:value-type="string">
            <text:p>DNA_PORT</text:p>
          </table:table-cell>
          <table:table-cell table:style-name="Default" office:value-type="string" calcext:value-type="string">
            <text:p>EFUSE_USR</text:p>
          </table:table-cell>
          <table:table-cell table:style-name="Default" office:value-type="string" calcext:value-type="string">
            <text:p>FRAME_ECCE2</text:p>
          </table:table-cell>
          <table:table-cell table:style-name="Default" office:value-type="string" calcext:value-type="string">
            <text:p>ICAPE2</text:p>
          </table:table-cell>
          <table:table-cell table:style-name="Default" office:value-type="string" calcext:value-type="string">
            <text:p>STARTUPE2</text:p>
          </table:table-cell>
          <table:table-cell table:style-name="Default" office:value-type="string" calcext:value-type="string">
            <text:p>XADC</text:p>
          </table:table-cell>
        </table:table-row>
        <table:table-row table:style-name="ro1">
          <table:table-cell table:style-name="ce1" office:value-type="string" calcext:value-type="string">
            <text:p>system_top</text:p>
          </table:table-cell>
          <table:table-cell office:value-type="string" calcext:value-type="string">
            <text:p>30454</text:p>
          </table:table-cell>
          <table:table-cell office:value-type="string" calcext:value-type="string">
            <text:p>39834</text:p>
          </table:table-cell>
          <table:table-cell office:value-type="string" calcext:value-type="string">
            <text:p>1804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1984</text:p>
          </table:table-cell>
          <table:table-cell office:value-type="string" calcext:value-type="string">
            <text:p>25127</text:p>
          </table:table-cell>
          <table:table-cell office:value-type="string" calcext:value-type="string">
            <text:p>5327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2">
          <table:table-cell table:style-name="ce2" office:value-type="string" calcext:value-type="string">
            <text:p>i_system_wrapper (system_wrapper)</text:p>
          </table:table-cell>
          <table:table-cell office:value-type="string" calcext:value-type="string">
            <text:p>30454</text:p>
          </table:table-cell>
          <table:table-cell office:value-type="string" calcext:value-type="string">
            <text:p>39834</text:p>
          </table:table-cell>
          <table:table-cell office:value-type="string" calcext:value-type="string">
            <text:p>1804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1984</text:p>
          </table:table-cell>
          <table:table-cell office:value-type="string" calcext:value-type="string">
            <text:p>25127</text:p>
          </table:table-cell>
          <table:table-cell office:value-type="string" calcext:value-type="string">
            <text:p>5327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0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2">
          <table:table-cell table:style-name="ce3" office:value-type="string" calcext:value-type="string">
            <text:p>system_i (system)</text:p>
          </table:table-cell>
          <table:table-cell office:value-type="string" calcext:value-type="string">
            <text:p>30454</text:p>
          </table:table-cell>
          <table:table-cell office:value-type="string" calcext:value-type="string">
            <text:p>39834</text:p>
          </table:table-cell>
          <table:table-cell office:value-type="string" calcext:value-type="string">
            <text:p>1804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1984</text:p>
          </table:table-cell>
          <table:table-cell office:value-type="string" calcext:value-type="string">
            <text:p>25127</text:p>
          </table:table-cell>
          <table:table-cell office:value-type="string" calcext:value-type="string">
            <text:p>5327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0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HDL_Chirp_ip_0 (system_HDL_Chirp_ip_0_0)</text:p>
          </table:table-cell>
          <table:table-cell office:value-type="string" calcext:value-type="string">
            <text:p>10865</text:p>
          </table:table-cell>
          <table:table-cell office:value-type="string" calcext:value-type="string">
            <text:p>9322</text:p>
          </table:table-cell>
          <table:table-cell office:value-type="string" calcext:value-type="string">
            <text:p>157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3722</text:p>
          </table:table-cell>
          <table:table-cell office:value-type="string" calcext:value-type="string">
            <text:p>7287</text:p>
          </table:table-cell>
          <table:table-cell office:value-type="string" calcext:value-type="string">
            <text:p>3578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42</text:p>
          </table:table-cell>
          <table:table-cell table:number-columns-repeated="29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util_ad9361_adc_fifo (system_util_ad9361_adc_fifo_0)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axi_ad9361_dac_fifo (system_axi_ad9361_dac_fifo_0)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5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axi_ad9361_dac_dma (system_axi_ad9361_dac_dma_0)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52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axi_ad9361_adc_dma (system_axi_ad9361_adc_dma_0)</text:p>
          </table:table-cell>
          <table:table-cell office:value-type="string" calcext:value-type="string">
            <text:p>429</text:p>
          </table:table-cell>
          <table:table-cell office:value-type="string" calcext:value-type="string">
            <text:p>66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axi_dma_s2mm (system_axi_dma_s2mm_0)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7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.5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axi_dma_mm2s (system_axi_dma_mm2s_0)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5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5</text:p>
          </table:table-cell>
          <table:table-cell table:number-columns-repeated="30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util_mw_clkconstr (system_util_mw_clkconstr_0)</text:p>
          </table:table-cell>
          <table:table-cell table:number-columns-repeated="38" office:value-type="string" calcext:value-type="string">
            <text:p>0</text:p>
          </table:table-cell>
        </table:table-row>
        <table:table-row table:style-name="ro2">
          <table:table-cell table:style-name="ce5" office:value-type="string" calcext:value-type="string">
            <text:p>inst (util_mw_clkconstr)</text:p>
          </table:table-cell>
          <table:table-cell table:number-columns-repeated="38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util_ad9361_tdd_sync (system_util_ad9361_tdd_sync_0)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58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util_ad9361_divclk_sel_concat (system_util_ad9361_divclk_sel_concat_0)</text:p>
          </table:table-cell>
          <table:table-cell table:number-columns-repeated="38"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util_ad9361_divclk_sel (system_util_ad9361_divclk_sel_0)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util_ad9361_divclk_reset (system_util_ad9361_divclk_reset_0)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util_ad9361_divclk (system_util_ad9361_divclk_0)</text:p>
          </table:table-cell>
          <table:table-cell table:number-columns-repeated="2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table:style-name="ce5" office:value-type="string" calcext:value-type="string">
            <text:p>inst (util_clkdiv)</text:p>
          </table:table-cell>
          <table:table-cell table:number-columns-repeated="2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util_ad9361_dac_upack (system_util_ad9361_dac_upack_0)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2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14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util_ad9361_adc_pack (system_util_ad9361_adc_pack_0)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9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ys_rstgen (system_sys_rstgen_0)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ys_ps7 (system_sys_ps7_0)</text:p>
          </table:table-cell>
          <table:table-cell office:value-type="string" calcext:value-type="string">
            <text:p>46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6</text:p>
          </table:table-cell>
          <table:table-cell table:number-columns-repeated="17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table:style-name="ce5" office:value-type="string" calcext:value-type="string">
            <text:p>inst (processing_system7_v5_5_processing_system7)</text:p>
          </table:table-cell>
          <table:table-cell office:value-type="string" calcext:value-type="string">
            <text:p>46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6</text:p>
          </table:table-cell>
          <table:table-cell table:number-columns-repeated="17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ys_logic_inv (system_sys_logic_inv_0)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ys_i2c_mixer (system_sys_i2c_mixer_0)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ys_concat_intc (system_sys_concat_intc_0)</text:p>
          </table:table-cell>
          <table:table-cell table:number-columns-repeated="3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ys_audio_clkgen (system_sys_audio_clkgen_0)</text:p>
          </table:table-cell>
          <table:table-cell table:number-columns-repeated="2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table:style-name="ce5" office:value-type="string" calcext:value-type="string">
            <text:p>inst (system_sys_audio_clkgen_0_clk_wiz)</text:p>
          </table:table-cell>
          <table:table-cell table:number-columns-repeated="2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led_driver (system_led_driver_0)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72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table:style-name="ce5" office:value-type="string" calcext:value-type="string">
            <text:p>U0 (led_driver)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72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gpio_mux_0 (system_gpio_mux_0_0)</text:p>
          </table:table-cell>
          <table:table-cell table:number-columns-repeated="3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ac_latch (system_dac_latch_0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table:style-name="ce5" office:value-type="string" calcext:value-type="string">
            <text:p>inst (util_mw_dac_reg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number-columns-repeated="3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ypass_tx (system_bypass_tx_0)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41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ypass_rx (system_bypass_rx_0)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7</text:p>
          </table:table-cell>
          <table:table-cell table:number-columns-repeated="3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iic_main (system_axi_iic_main_0)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10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iic_fmc (system_axi_iic_fmc_0)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10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i2s_adi (system_axi_i2s_adi_0)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22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40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hp2_interconnect (system_axi_hp2_interconnect_0)</text:p>
          </table:table-cell>
          <table:table-cell office:value-type="string" calcext:value-type="string">
            <text:p>721</text:p>
          </table:table-cell>
          <table:table-cell office:value-type="string" calcext:value-type="string">
            <text:p>71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166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hp1_interconnect (system_axi_hp1_interconnect_0)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688</text:p>
          </table:table-cell>
          <table:table-cell office:value-type="string" calcext:value-type="string">
            <text:p>188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dma_s2mm_cpu_ic (system_axi_dma_s2mm_cpu_ic_0)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43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0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dma_mm2s_cpu_ic (system_axi_dma_mm2s_cpu_ic_0)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46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0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cpu_interconnect (system_axi_cpu_interconnect_0)</text:p>
          </table:table-cell>
          <table:table-cell office:value-type="string" calcext:value-type="string">
            <text:p>6362</text:p>
          </table:table-cell>
          <table:table-cell office:value-type="string" calcext:value-type="string">
            <text:p>934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2958</text:p>
          </table:table-cell>
          <table:table-cell office:value-type="string" calcext:value-type="string">
            <text:p>5467</text:p>
          </table:table-cell>
          <table:table-cell office:value-type="string" calcext:value-type="string">
            <text:p>895</text:p>
          </table:table-cell>
          <table:table-cell table:number-columns-repeated="3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axi_ad9361 (system_axi_ad9361_0)</text:p>
          </table:table-cell>
          <table:table-cell office:value-type="string" calcext:value-type="string">
            <text:p>8068</text:p>
          </table:table-cell>
          <table:table-cell office:value-type="string" calcext:value-type="string">
            <text:p>1434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64</text:p>
          </table:table-cell>
          <table:table-cell office:value-type="string" calcext:value-type="string">
            <text:p>7734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table:number-columns-repeated="14"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21:05:53.364195477</meta:creation-date>
    <dc:date>2025-03-24T21:10:28.810934520</dc:date>
    <meta:editing-duration>PT4M35S</meta:editing-duration>
    <meta:editing-cycles>1</meta:editing-cycles>
    <meta:document-statistic meta:table-count="1" meta:cell-count="1755" meta:object-count="0"/>
    <meta:generator>LibreOffice/24.2.7.2$Linux_X86_64 LibreOffice_project/420$Build-2</meta:generator>
  </office:meta>
</office:document-meta>
</file>